
<file path=content.xml><?xml version="1.0" encoding="utf-8"?>
<office:document-content xmlns:office="urn:oasis:names:tc:opendocument:xmlns:office:1.0" xmlns:text="urn:oasis:names:tc:opendocument:xmlns:text:1.0">
  <office:body>
    <office:text>
      <text:p>run0<text:span>run1</text:span>run2<text:span>run3</text:span>run4<text:span>run5</text:span>run6<text:span>run7</text:span>run8<text:span>run9</text:span>run10<text:span>run11</text:span>run12<text:span>run13</text:span>run14<text:span>run15</text:span>run16<text:span>run17</text:span>run18<text:span>run19</text:span>run20<text:span>run21</text:span>run22<text:span>run23</text:span>run24<text:span>run25</text:span>run26<text:span>run27</text:span>run28<text:span>run29</text:span>run30<text:span>run31</text:span>run32<text:span>run33</text:span>run34<text:span>run35</text:span>run36<text:span>run37</text:span>run38<text:span>run39</text:span>run40<text:span>run41</text:span>run42<text:span>run43</text:span>run44<text:span>run45</text:span>run46<text:span>run47</text:span>run48<text:span>run49</text:span>run50<text:span>run51</text:span>run52<text:span>run53</text:span>run54<text:span>run55</text:span>run56<text:span>run57</text:span>run58<text:span>run59</text:span>run60<text:span>run61</text:span>run62<text:span>run63</text:span>run64<text:span>run65</text:span>run66<text:span>run67</text:span>run68<text:span>run69</text:span>run70<text:span>run71</text:span>run72<text:span>run73</text:span>run74<text:span>run75</text:span>run76<text:span>run77</text:span>run78<text:span>run79</text:span>run80<text:span>run81</text:span>run82<text:span>run83</text:span>run84<text:span>run85</text:span>run86<text:span>run87</text:span>run88<text:span>run89</text:span>run90<text:span>run91</text:span>run92<text:span>run93</text:span>run94<text:span>run95</text:span>run96<text:span>run97</text:span>run98<text:span>run99</text:span>run100<text:span>run101</text:span>run102<text:span>run103</text:span>run104<text:span>run105</text:span>run106<text:span>run107</text:span>run108<text:span>run109</text:span>run110<text:span>run111</text:span>run112<text:span>run113</text:span>run114<text:span>run115</text:span>run116<text:span>run117</text:span>run118<text:span>run119</text:span>run120<text:span>run121</text:span>run122<text:span>run123</text:span>run124<text:span>run125</text:span>run126<text:span>run127</text:span>run128<text:span>run129</text:span>run130<text:span>run131</text:span>run132<text:span>run133</text:span>run134<text:span>run135</text:span>run136<text:span>run137</text:span>run138<text:span>run139</text:span>run140<text:span>run141</text:span>run142<text:span>run143</text:span>run144<text:span>run145</text:span>run146<text:span>run147</text:span>run148<text:span>run149</text:span>run150<text:span>run151</text:span>run152<text:span>run153</text:span>run154<text:span>run155</text:span>run156<text:span>run157</text:span>run158<text:span>run159</text:span>run160<text:span>run161</text:span>run162<text:span>run163</text:span>run164<text:span>run165</text:span>run166<text:span>run167</text:span>run168<text:span>run169</text:span>run170<text:span>run171</text:span>run172<text:span>run173</text:span>run174<text:span>run175</text:span>run176<text:span>run177</text:span>run178<text:span>run179</text:span>run180<text:span>run181</text:span>run182<text:span>run183</text:span>run184<text:span>run185</text:span>run186<text:span>run187</text:span>run188<text:span>run189</text:span>run190<text:span>run191</text:span>run192<text:span>run193</text:span>run194<text:span>run195</text:span>run196<text:span>run197</text:span>run198<text:span>run199</text:span></text:p>
    </office:text>
  </office:body>
</office:document-content>
</file>